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En effet, les chances que le pavillon pirate soit connu des autorités sans avoir besoin que son drapeau ne vole au vent étaient bien présentes. Mais en l'état, compter sur l'incompétence de la milice était de toute façon leur meilleure chance de s'en sortir. Aussi la blondinette ne répondit rien, se contentant d'un « Hum » à moitié convaincu tout en continuant à cavaler à travers les ruelles. Sa moue dubitative se transforma bientôt en une expression de franche surprise alors que Pedro lui agrippait le bras pour l'entraîner dans une ruelle perpendiculaire. Ses appuis fatigués faillirent lui faire défaut et elle se rattrapa au dernier moment pour se remettre dans la course.</text:p>
      <text:p text:style-name="Standard"/>
      <text:p text:style-name="Standard">-Préviens la prochaine fois que t'essayes de m'arracher le bras, s'teup.</text:p>
      <text:p text:style-name="Standard"/>
      <text:p text:style-name="Standard">Si elle s'était fait surprendre par la spontanéité du changement de cap du pirate, la jeune femme apprécia le tour que ce dernier joua à leur poursuivants, vidant des caisses de poiscailles dans leur pattes pour les ralentir -et les empuantir, visiblement. Elle ne put retenir un large sourire malgré la fatigue en entendant les jurons dans son dos quelques instants plus tard. Malgré ses propres dérapages devant l'encombrement de l'artère qu'ils traversaient, Eléonore se surprit même à renchérir sur la plaisanterie qu'il glissa [i]subtilement[/i] après sa crasse.</text:p>
      <text:p text:style-name="Standard"/>
      <text:p text:style-name="Standard">-Ça devrait pas trop leur changer de d'habitude.</text:p>
      <text:p text:style-name="Standard"/>
      <text:p text:style-name="Standard">La remarque faisait évidemment référence au caractère morutier (oui, c'est un vrai mot) des femmes des pauvres soldats que les deux fuyards faisaient tourner en bourrique à coup de barriques. Lesdits fuyards arrivèrent finalement sur les docks, et Eléonore constata avec soulagement qu'ils n'y étaient attendus que par l'équipage de De Sousa lorsque celui-ci agita son chapeau en direction d'un navire dont l'équipage se mit en branle bien rapidement à la vue et au signal de leur capitaine. Devant l'urgence de la situation, ils n'eurent pas vraiment droit à un tapis rouge, mais plutôt une vulgaire corde qui leur fut lancée depuis le pont pour qu'ils puissent s'y hisser et rejoindre le navire. L'anomalie fut bien obligée de s'accrocher à la taille de Pedro pour le plus grand plaisir du forban, qui ne se priva pas de faire une nouvelle remarque grivoise. Mais elle ne comptait pas le laisser s'en tirer avec le dernier mot.</text:p>
      <text:p text:style-name="Standard"/>
      <text:p text:style-name="Standard">-Prends pas tes rêves poblblblblb dlbldblblldb</text:p>
      <text:p text:style-name="Standard"/>
      <text:p text:style-name="Standard">La vague provoquée par le démarrage du bateau l'empêcha d'achever sa répartie, la laissant trempée et visiblement vexée de s'être fait ainsi interrompre, d'autant plus par l'élément de son Architecte, ironie du sort. Après avoir parcourut quelques dizaines de mètres dans l'eau, Eléonore et son nouveau capitaine se hissèrent finalement sur le pont, et la blonde de se jeter dans un grognement d'effort pour devancer celui-ci. Après un instant à reprendre son souffle, les deux mains posées sur ses genoux, elle se releva pour regarder les membres de l'équipage d'un œil faussement inquisiteur.</text:p>
      <text:p text:style-name="Standard"/>
      <text:p text:style-name="Standard">-Yo. Je suis le nouveau commandant en second de c'rafiot. Alors vous allez me faire le plaisir de vous bouger le cul, il va pas nous emmener tout seul à Aildor.</text:p>
      <text:p text:style-name="P1">Le soleil pointait à peine le bout de son nez à l'horizon. Aildor était encore en majorité baignée dans la pénombre, et en cette heure bien matinale la ville avait des allures de ville fantôme, chose suffisamment rare pour être soulignée lorsque l'on connaissait le coupe-gorge qu'elle était en temps normal. Seuls quelques soûlards titubants venaient perturber le calme sinon parfait de ses ruelles sinistres. Parmi lesdits soûlards, une jeune femme semblait se diriger vers les docks. Si elle avait une démarche similaire, sa silhouette frêle jurait en revanche fortement avec celle des piliers de comptoir que l'on avait l'habitude de croiser à cette heure-ci. Et, dans l'état où elle était, la petite blonde inspirait le même sentiment de crainte que ceux-ci. Un crainte mêlée dans son cas à l'horreur du spectacle morbide qu'elle offrait.</text:p>
      <text:p text:style-name="Standard"/>
      <text:p text:style-name="Standard">Grognant plus qu'elle ne respirait, Eléonore avançait du pas lourd du condamné, perdant une énergie précieuse en virages et zigzags incontrôlés. La douleur qui irradiait de son bras était sans doute la seule chose qui la maintenait encore dans un état semi-conscient. Sa vue était trouble et son esprit fonctionnait au ralenti. L'anomalie ne pensait en fait plus qu'à une seule chose : sa survie. La fuite pour son salut. Elle devait rejoindre le navire de De Sousa et mettre les voiles. Essayer de mettre à nouveau le plus de distance entre elle et la [i]chose[/i] qui se trouvait sans doute à peine à un kilomètre de là. Et qui était responsable de l'état dans lequel elle était. A l'article de la mort. Jetant un œil dégoûté au moignon grossièrement couvert par un bout de sa chemise en guise de garrot, Eléonore fut à deux doigts de vomir. C'était pas passé loin. Et elle était loin d'être tirée d'affaire.</text:p>
      <text:p text:style-name="Standard"/>
      <text:p text:style-name="Standard">La Zagashienne ne savait plus d'où lui était venue cette idée de laisser un cristal de magilithe à l'entrée de la ville [i]au cas où[/i], mais celle-ci lui avait clairement sauvé la vie. Alors qu'à la base, la précaution avait été prise pour pallier l'éventualité où Yssaé lui tende un piège. Certainement pas pour échapper à une mort certaine aux griffes d'un régisseur peu commode. Ce don de téléportation était vraiment un... Bah un don. Elle avait pu s'extirper de la chambre de l'auberge où elle était piégée pour se retrouver à deux pas du port où son seul espoir de fuite se trouvait. Non sans y avoir laissé quelques plumes au passage, certes. Si l'on avait été de mauvais goût, on aurait pu dire de cette expédition à Aildor qu'elle lui avait coûté un bras.</text:p>
      <text:p text:style-name="Standard"/>
      <text:p text:style-name="Standard">Au bout d'un moment qui lui parut une éternité, Eléonore arriva finalement sur le quai, aux pieds du bateau de pirates qu'elle cherchait à rejoindre. Elle combla les derniers mètres qui les séparaient en traînant littéralement des pieds, à bout de forces. Le pire dans cette histoire, c'est qu'elle n'était même pas sûre que Pedro avait un médecin à bord. Et même si c'était le cas, rien ne lui disait qu'il accepterait de le mettre à son service. Après tout, il ne lui devait rien. Elle, en revanche, avait encore sa part de leur marché à honorer et dans son état ce ne serait pas chose facile. Mais c'était son seul espoir. Sans l'aide du capitaine, elle mourrait sans aucun doute dans les heures qui venaient, exsangue. Le diagnostique était enfantin à poser, il suffisait de la regarder pour s'en rendre compte ; le teint livide, les yeux recouverts du voile presque spectral de ceux qui ont déjà un pied de l'autre côté. Du sang perlait du bandage qu'elle s'était façonnée à la hâte, quelques centimètres en dessous de son épaule droite, au-dessus de ce qui avait été autrefois son coude et n'était désormais qu'un moignon pourpre aux contours disgracieux. La voilà manchote, et sans intervention urgente, probablement morte. Avant de s'écrouler sur le ponton, Eléonore parvint à articuler quelques mots d'une voix faible.</text:p>
      <text:p text:style-name="Standard"/>
      <text:p text:style-name="Standard">-De... Sousa...</text:p>
      <text:p text:style-name="P1">Le flou. Le voile le plus total recouvrait à présent chacun des sens d'Eléonore, si bien que si elle était partiellement éveillée, on ne pouvait pas pour autant dire que la jeune femme avait véritablement conscience de ce qu'il se passait autour d'elle. Elle ne voyait déjà presque plus rien à travers ses yeux vitreux, comme si on avait appliqué un filtre sépia à sa vue. Son toucher lui fit quant à lui défaut alors que l'un des matelots de Pedro la soulevait du ponton en bois pour l'amener sur le pont. Les acouphènes qui l'empêchaient de distinguer le moindre mot de ce que le capitaine était en train de hurler furent le signe que son ouïe déconnait sévère également. Quant à son odorat... Eh bien le simple fait qu'elle n'ait pas envie de vomir en présence de ces malpropres de pirates était un aveu de dysfonctionnement. Restait le goût, mais dans l'état actuel des choses vérifier le bon fonctionnement de ce sens n'était clairement pas une priorité pour l'anomalie.</text:p>
      <text:p text:style-name="Standard"/>
      <text:p text:style-name="Standard">Celle-ci fut transportée jusqu'à ce qui devait se rapprocher le plus sur ce rafiot d'une table d'opération. Complètement dans les vapes, elle fut bien incapable de comprendre quoi que ce soit à l'échange qui se déroula sous ses yeux, en présence notamment de Pedro et d'un type sacrément louche. Toute personne saine d'esprit aurait éprouvé une certaine réticence à se faire opérer par un mec dont l'hygiène de vie laissait autant à désirer et au strabisme aussi visible. Mais, une fois encore, la Zagashienne n'avait pas vraiment le choix. Et de toute façon, même si elle avait voulu protester, elle n'en aurait pas eut la force, sentant l'inconscience la gagner et les ténèbres l'envahir... Ténèbres qui furent instantanément chassés par une torgnole bien sentie de la part du capitaine pirate, torgnole qui eut très exactement l'effet escompté sur notre demoiselle à la chevelure d'or, à savoir la maintenir éveillée pendant encore quelques secondes supplémentaires. Elle parvint non sans mal à ouvrir ses yeux de jade pour les planter sur Pedro et, entre deux grimaces de douleur, réussit même à lui offrir un sourire sarcastique.</text:p>
      <text:p text:style-name="Standard"/>
      <text:p text:style-name="Standard">-Putain mais.. tu la fermes vraiment... jamais.</text:p>
      <text:p text:style-name="Standard"/>
      <text:p text:style-name="Standard">Dans d'autres circonstances, son sang chaud de digne fille de Dalai n'aurait certainement jamais pardonné le retour du dos de la main qu'elle reçut pour toute réponse sur l'autre joue. Mais pour l'heure, celle-ci n'était clairement pas en forme suffisante pour s'opposer à son capitaine d'intérim, comme en témoignait le mal qu'elle avait eu à bafouiller ces quelques mots. D'autant plus qu'il avait de bonnes raisons d'être furieux à son égard. Alors qu'elle voyait le matelot revenir avec tout le nécessaire pour faire un barbecue de son bras, Eléonore se promit de lui offrir une explication satisfaisante -au moins- si ce n'était lui déballer toute la vérité -au mieux-. Mais les confessions pouvaient attendre et pour l'heure, elle avait d'autres préoccupations. Alors qu'un bout de métal en fusion s'approchait dangereusement de son moignon dégoulinant, l'anomalie agrippa le col de Pedro, une lueur de terreur dans le regard.</text:p>
      <text:p text:style-name="Standard"/>
      <text:p text:style-name="Standard">-Mets les voiles ! Il faut qu'on se caaaaAAAAAAH le fils de...</text:p>
      <text:p text:style-name="Standard"/>
      <text:p text:style-name="Standard">C'est dans une horrible odeur de cochon grillé et dans un bruit atroce de succion que la « chirurgie » se fit, le tout couvert par les hurlements de douleur d'Eléonore qui se tordait dans tous les sens. Finalement, la douleur eut raison de son corps et elle tomba dans les vapes, non sans avoir au passage envoyé involontairement un uppercut dans la tronche de Pedro dans un ultime spasme avant que son corps ne retombe inconscient sur la table. </text:p>
      <text:p text:style-name="Standard"/>
      <text:p text:style-name="Standard">Lorsqu'elle se réveilla, Eléonore n'avait absolument aucune idée du temps qui s'était écoulé pendant qu'elle dormait. Elle voulut se redresser mais retomba immédiatement à la renverse en cherchant à s'appuyer sur une main droite qu'elle n'avait plus. La jeune femme resta un moment allongée, à reprendre son souffle. Elle était brûlante et clairement toujours dans le mal. La douleur qui émanait de son ersatz de bras était insoutenable, mais ce n'était rien comparé à ce qu'elle s'apprêtait à affronter : une confrontation avec Pedro De Sousa, le capitaine de ce navire, envers qui elle commençait à avoir un paquet de dettes.</text:p>
      <text:p text:style-name="P1">Comme s'il cherchait à exacerber la migraine qui tambourinait dans le crâne d'Eléonore, en guise de première punition, le pirate que cette dernière redoutait de confronter fit son apparition dans la pièce où elle se trouvait en faisant bruyamment résonner ses bottes sur le bois du navire au rythme de ses pas. Amorphe, l'anomalie ne se releva pas immédiatement, son esprit confus tentant tout d'abord de comprendre où il était. Déjà, elle n'était plus sur la table d'opération, mais dans un lit. Un lit à baldaquins qu'elle ne connaissait pas, dans une pièce qu'elle ne connaissait pas. Même son cerveau engourdi parvint à en conclure que c'étaient sûrement les quartiers de Pedro lui-même, ou en tout cas un espace qui lui était réservé. Quelle sollicitude de sa part, pensa amèrement Eléonore, bien qu'elle ne se faisait pas d'illusions quant aux raisons de son isolement. Ce n'était certainement pas pour son petit confort personnel...</text:p>
      <text:p text:style-name="Standard"/>
      <text:p text:style-name="Standard">Lorsque le pirate lui tendit un bol rempli d'une mixture dont l'odeur nauséabonde provoqua en elle des relents peu ragoûtants, l'estropiée tenta à nouveau de se redresser. Le spectacle faisait presque pitié à voir, tellement elle galérait à se mettre sur sa seule main gauche -qui était fort heureusement sa main directrice, comme quoi elle avait de la chance dans son malheur. Elle dut s'y reprendre à plusieurs fois avant de parvenir à se hisser sur son bras. On aurait presque pu croire qu'elle le faisait exprès, usant de son habituelle impertinence pour énerver un peu plus Pedro. Mais il n'en était rien. Lorsque, finalement, Eléonore réussit à s'adosser à la tête du lit, elle tendit sa main valide pour se saisir du bol tout en écoutant la première remontrance, l'accablant des questions qu'elle redoutait tant.</text:p>
      <text:p text:style-name="Standard"/>
      <text:p text:style-name="Standard">La jeune femme marqua un temps d'arrêt au moment de récupérer le médicament lorsque son regard croisa celui du capitaine. L'irritation et la colère qu'elle y lut lui glaça le sang. C'était la première fois qu'elle voyait un air aussi autoritaire chez lui. Son habituelle bonhomie avait tout simplement disparu pour laisser place à un masque d'une froide rancœur. Il y avait fort à parier que ses pirouettes verbales ne suffiraient pas à la tirer d'affaire aujourd'hui. Sans un mot, la blondinette finit par porter le bol à sa bouche et commença à ingurgiter son contenu, grimaçant à son horrible goût -Finalement, ce sens là avait bien été épargné par ses mésaventures, ce qui s'avérait étonnamment être plus un handicap qu'autre chose-. Que ce soit excédé par son silence, à bout de patience ou par simple envie de se défouler, Pedro ne lui laissa même pas le temps de finir son petit déjeuner qu'il lui retournait une nouvelle gifle, à l'exact endroit de sa joue qui n'avait même pas encore perdu sa couleur rougie de la dernière.</text:p>
      <text:p text:style-name="Standard"/>
      <text:p text:style-name="Standard">De surprise et devant la violence du coup, Eléonore lâcha le bol qui s'envola pour finir par exploser contre le mur de la chambre dans un vacarme assourdissant, déversant par la même occasion son contenu un peu partout. La Zagashienne n'avait pas fini d'admirer le vol plané qu'elle lâcha un cri de surprise alors qu'on lui saisissait les cheveux pour la traîner au bord du lit, lui faisant à nouveau perdre l'équilibre. Tout allait bien trop vite pour son esprit convalescent et la brutale intervention de Pedro la fit paniquer intérieurement, aussi elle accueillit les invectives et les menaces dont il la gratifia avec un regard de terreur et sans pouvoir soutenir le regard assassin qu'il lui lançait. </text:p>
      <text:p text:style-name="Standard"/>
      <text:p text:style-name="Standard">-Tu m'fais... mal !</text:p>
      <text:p text:style-name="Standard"/>
      <text:p text:style-name="Standard">Allez savoir si c'était à cause de l'infâme mixture qu'elle venait de déguster, du vertige qui la prenait, de la douleur lancinante qui lui transperçait le bras, de l'haleine fétide du pirate ou bien un mélange de tout cela, mais à peine celui-ci l'avait relâchée et s'était éloigné de quelques pas qu'elle ne put se retenir de rendre tout ce qu'elle avait dans l'estomac -voire même un peu plus- directement sur le plancher de la pièce. Haletante, Eléonore s'essuya le coin des lèvres d'un revers de manche. Elle faisait vraiment peine à voir, toute sa superbe et son arrogance s'étant volatilisées devant sa faiblesse de corps et d'esprit. Finalement, elle parvint à trouver le cran d'affronter De Sousa, non sans avoir pris quelques secondes pour retrouver son souffle et un semblant de contenance.</text:p>
      <text:p text:style-name="Standard"/>
      <text:p text:style-name="Standard"><text:soft-page-break/>-Au moins tu m'as écoutée, t'es pas aussi bête que t'en as l'air. Tes affaires, elles étaient plus importantes que ta vie et celle de ton équipage en entier ?</text:p>
      <text:p text:style-name="Standard"/>
      <text:p text:style-name="Standard">C'était assez gonflé de sa part d'aborder le sujet aussi frontalement, d'autant plus qu'elle était la seule raison pour laquelle l'équipage du Red Pearl. Mais elle n'avait pas le choix et devait tenter un coup de poker. Eléonore ne connaissait pas encore très bien Pedro, mais il n'avait pas l'air d'être le genre à balancer des paroles en l'air et la perspective qu'il mette ses menaces à exécution était tout sauf réjouissante. Alors elle devait essayer de lui tenir tête, au moins un minimum. Même si dans son état actuel cela n'allait pas être chose aisée. L'ancienne militaire remarqua alors qu'on l'avait délestée de ses habits à l'exception de ses sous-vêtements. Vu comment ils avaient été transformés en lambeaux lors de son affrontement, sans même parler du fait qu'ils devaient être gorgés de sang, on les avait probablement déjà jetés ou brûlés à l'heure qu'il était. Tant pis, ce n'était pas la meilleure tenue pour se battre pour sa fierté -et peut-être même sa vie-, mais qu'à cela ne tienne.</text:p>
      <text:p text:style-name="Standard"/>
      <text:p text:style-name="Standard">-Je devais rencontrer quelqu'un. Ce quelqu'un devait m'embaucher comme mercenaire pour un travail en juillet. Sauf que je suis tombée sur deux vieux amis et nos retrouvailles ont été plutôt... musclées, si j'ose.</text:p>
      <text:p text:style-name="Standard"/>
      <text:p text:style-name="Standard">Et le pire, c'est que chacun de ces mots était vrai.</text:p>
      <text:p text:style-name="P1">La mâchoire serrée et le visage crispé, Eléonore attendit la réponse de Pedro. Que ce soit à cause de son corps meurtri ou de la précarité de sa situation, la jeune femme n'était pas très bien. Maintenir sa concentration, et même son éveil, lui coûtait une énergie précieuse qu'elle ne pouvait par conséquent pas consacrer à défendre sa cause. Ses explications n'étaient pas suffisantes aux yeux sévères du pirate, et c'était on ne peut plus logique. Il ne pouvait pas décemment accepter d'avoir mis de côté ses affaires, forcé son équipage à lever l'ancre au pied levé et sauvé la vie de notre blondinette sous prétexte que deux types louches avaient mis une rouste à cette dernière. L'attitude impatiente et la voix forte du Loup firent bien comprendre à l'anomalie qu'elle allait devoir s'étendre sur le sujet si elle ne voulait pas passer à la casserole. </text:p>
      <text:p text:style-name="Standard"/>
      <text:p text:style-name="Standard">En observant Pedro se prendre pour une femme de ménage à nettoyer ses régurgitations, Eléonore analysa ses différentes options. De deux choses l'une : soit elle disait la vérité, soit elle parvenait à inventer une histoire suffisamment crédible en quelques secondes. Vu les suspicions du pirate, la deuxième solution semblait particulièrement compromise en si peu de temps, d'autant plus que la jeune femme n'avait aucun doute sur le fait que s'il se rendait compte qu'elle lui cachait encore des choses, sa patience attendrait sa limite. Après un bref hochement de tête en sa direction, la Zagashienne se servit de l'eau dans le bac qu'il lui avait apporté pour se décrasser rapidement le visage et boire une gorgée salvatrice. Le problème maintenant, c'était de réussir à ménager Pedro s'il devait apprendre la terrible vérité sur sa nature. L'anomalie n'avait aucun moyen de savoir à l'avance comment il allait réagir. Elle devait être préparée à toute éventualité. En temps normal, Eléonore était largement confiante quant à sa capacité à se défendre, mais il fallait l'admettre aujourd'hui la situation la plaçait clairement en position de désavantage par rapport à Pedro.</text:p>
      <text:p text:style-name="Standard"/>
      <text:p text:style-name="Standard">Comme pour illustrer cette pensée, ce dernier l'attira à lui avec force, rapprochant tellement leurs corps qu'Eléonore pouvait sentir son souffle rauque sur son visage. Surmontant son mal-être, elle s'efforça de soutenir son regard, même si une pointe d'inquiétude perçait au fond du sien. Pointe d'inquiétude qui persista quelques secondes avant de se muer en une surprise amusée sortie de nulle part. Sa bouche s'élargit en un instant en un large sourire alors que ses sourcils se haussèrent d'étonnement. Finalement, après quelques secondes de silence, elle explosa de rire. Un rire dément, sardonique au possible. Contrairement à ce que le laissaient clairement supposer les apparences, Eléonore n'était pas en train de se foutre ouvertement de la gueule de Pedro. Enfin pas vraiment. C'était un doux mélange entre ses nerfs qui lâchaient et la prise de conscience du décalage entre eux deux.</text:p>
      <text:p text:style-name="Standard"/>
      <text:p text:style-name="Standard">-Une Organisation ? Sur Aildor ? T'es à la masse mon pauvre.</text:p>
      <text:p text:style-name="Standard"/>
      <text:p text:style-name="Standard">Elle avait tellement l'habitude de sa situation, de vivre dans un monde où les régisseurs étaient une réalité, que les déductions extrêmement terre-à-terre du pirate l'avait prise de court. C'était plus par surprise -et un peu par insanité aussi- que par véritable moquerie qu'elle avait été saisie d'un fou rire. Le pauvre n'avait aucune idée du pétrin dans lequel il s'était fourré en acceptant Eléonore à son bord. L'espace d'une fraction de seconde, celle-ci culpabilisa presque de ne pas lui avoir dit la vérité dès le début. Mais cela serait revenu à gâcher sa seule chance de rejoindre Aildor et, ne sachant à l'époque pas à quel point cette expédition serait un véritable fiasco sur tous les plans, c'était alors inacceptable. Mais maintenant qu'il lui avait sauvé la vie, elle lui devait des explications, quitte à ce que cela lui vaille un aller simple chez la poiscaille. Dalai veillait sur elle, de toute façon. Son hilarité s'estompa pour finalement laisser place à un sourire féroce, presque plus dément que le rire qui l'avait précédé, tandis que son regard de jade se plantait avec une conviction nouvelle dans celui du Loup.</text:p>
      <text:p text:style-name="Standard"/>
      <text:p text:style-name="Standard">-Non, non. Cette « organisation » n'est bel et bien composée que de deux [i]clampins[/i]. Le leader de ce duo de choc, celui qui en a véritablement après moi, s'appelle Lloyhr...</text:p>
      <text:p text:style-name="Standard"/>
      <text:p text:style-name="Standard"><text:soft-page-break/>Elle marqua une pause de quelques secondes, durant laquelle l'eau que contenait la bassine dont elle s'était servie pour se débarbouiller s'éleva doucement pour venir flotter au niveau de ses yeux, leurs deux visages toujours séparés par quelques centimètres seulement. Satisfaite de son petit effet, Eléonore reprit.</text:p>
      <text:p text:style-name="Standard"/>
      <text:p text:style-name="Standard">-Son Protecteur est une Muursüld. Elle s'appelle Kalysta. La seule raison d'être de ces deux-là est de rayer mon existence de la carte. Surprise !</text:p>
      <text:p text:style-name="Standard"/>
      <text:p text:style-name="Standard">Par jeu ou par superstition, Eléonore n'avait prononcé ni le mot « anomalie », ni le mot « régisseur ». Mais elle espérait que son explication était suffisamment simple pour que Pedro fasse le lien. En s'amusant ainsi avec l'eau du bac, elle lui avait également révélé sa nature de mage. Comme ça, elle avait « joué cartes sur table », pour reprendre l'expression du forban. Mais il n'était pas dit que celui-ci ne regrette pas d'avoir insisté. Lui laissant une seconde pour digérer ses révélations, la blondinette n'attendit cependant pas que la déferlante suivante vienne -et elle savait qu'elle viendrait-. C'était maintenant que tout se jouait. </text:p>
      <text:p text:style-name="Standard"/>
      <text:p text:style-name="Standard">-Même avec un bras en moins, je me bats toujours mieux que tes gars. Laisse moi le temps de récupérer et je te serai utile. Quant à celui qui devait m'embaucher... Ca n'a plus d'importance. Sache juste que si je le recroise un jour, je le tuerai de mes propres mains. </text:p>
      <text:p text:style-name="Standard"/>
      <text:p text:style-name="Standard">Son ton s'était durci. Ses deux yeux olives étaient toujours braqués sur ceux de Pedro, désormais emplis d'une froide détermination. Bien que ce ne fut en grande majorité que de la poudre aux yeux, faisant de son mieux pour dissimuler la douleur qui l'envahissait toujours, Eléonore semblait avoir partiellement retrouvé de sa superbe. </text:p>
      <text:p text:style-name="Standard"/>
      <text:p text:style-name="Standard">-Maintenant dis moi. Qu'est-ce que tu penses « pouvoir faire » pour cette horr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4-19T17:38:45.36</dc:date>
    <meta:editing-duration>P1DT21H35M48S</meta:editing-duration>
    <meta:editing-cycles>2102</meta:editing-cycles>
    <meta:generator>OpenOffice/4.1.3$Win32 OpenOffice.org_project/413m1$Build-9783</meta:generator>
    <meta:document-statistic meta:table-count="0" meta:image-count="0" meta:object-count="0" meta:page-count="20" meta:paragraph-count="101" meta:word-count="9575" meta:character-count="57415"/>
  </office:meta>
</office:document-meta>
</file>